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xmin</text:p>
          </table:table-cell>
          <table:table-cell office:value-type="string" calcext:value-type="string">
            <text:p>xmax</text:p>
          </table:table-cell>
          <table:table-cell office:value-type="string" calcext:value-type="string">
            <text:p>ymin</text:p>
          </table:table-cell>
          <table:table-cell office:value-type="string" calcext:value-type="string">
            <text:p>ymax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h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040" calcext:value-type="float">
            <text:p>11040</text:p>
          </table:table-cell>
          <table:table-cell office:value-type="float" office:value="0" calcext:value-type="float">
            <text:p>0</text:p>
          </table:table-cell>
          <table:table-cell office:value-type="float" office:value="7721" calcext:value-type="float">
            <text:p>7721</text:p>
          </table:table-cell>
          <table:table-cell office:value-type="float" office:value="297" calcext:value-type="float">
            <text:p>297</text:p>
          </table:table-cell>
          <table:table-cell office:value-type="float" office:value="210" calcext:value-type="float">
            <text:p>210</text:p>
          </table:table-cell>
          <table:table-cell table:number-columns-repeated="2"/>
        </table:table-row>
        <table:table-row table:style-name="ro1" table:number-rows-repeated="5">
          <table:table-cell table:number-columns-repeated="8"/>
        </table:table-row>
        <table:table-row table:style-name="ro1">
          <table:table-cell office:value-type="string" calcext:value-type="string">
            <text:p>imgw</text:p>
          </table:table-cell>
          <table:table-cell office:value-type="string" calcext:value-type="string">
            <text:p>imgh</text:p>
          </table:table-cell>
          <table:table-cell office:value-type="string" calcext:value-type="string">
            <text:p>xmin</text:p>
          </table:table-cell>
          <table:table-cell office:value-type="string" calcext:value-type="string">
            <text:p>xmax</text:p>
          </table:table-cell>
          <table:table-cell office:value-type="string" calcext:value-type="string">
            <text:p>ymin</text:p>
          </table:table-cell>
          <table:table-cell office:value-type="string" calcext:value-type="string">
            <text:p>ymax</text:p>
          </table:table-cell>
          <table:table-cell office:value-type="string" calcext:value-type="string">
            <text:p>xw</text:p>
          </table:table-cell>
          <table:table-cell office:value-type="string" calcext:value-type="string">
            <text:p>yw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48" calcext:value-type="float">
            <text:p>148</text:p>
          </table:table-cell>
          <table:table-cell table:formula="of:=[.B2]/2-[.G9]/2" office:value-type="float" office:value="3568.48484848485" calcext:value-type="float">
            <text:p>3568,48484848485</text:p>
          </table:table-cell>
          <table:table-cell table:formula="of:=[.B2]/2+[.G9]/2" office:value-type="float" office:value="7471.51515151515" calcext:value-type="float">
            <text:p>7471,51515151515</text:p>
          </table:table-cell>
          <table:table-cell table:formula="of:=[.D2]/2-[.H9]/2" office:value-type="float" office:value="1139.76666666667" calcext:value-type="float">
            <text:p>1139,76666666667</text:p>
          </table:table-cell>
          <table:table-cell table:formula="of:=[.D2]/2+[.H9]/2" office:value-type="float" office:value="6581.23333333333" calcext:value-type="float">
            <text:p>6581,23333333333</text:p>
          </table:table-cell>
          <table:table-cell table:formula="of:=[.A9]/[.E2]*([.B2]-[.A2])" office:value-type="float" office:value="3903.0303030303" calcext:value-type="float">
            <text:p>3903,0303030303</text:p>
          </table:table-cell>
          <table:table-cell table:formula="of:=[.B9]/[.F2]*([.D2]-[.C2])" office:value-type="float" office:value="5441.46666666667" calcext:value-type="float">
            <text:p>5441,4666666666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Cantarell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14">00.00.0000</text:date>, <text:time style:data-style-name="N2" text:time-value="10:47:06.67216235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4T10:47:07.330824236</meta:creation-date>
    <meta:editing-duration>PT16S</meta:editing-duration>
    <meta:editing-cycles>2</meta:editing-cycles>
    <meta:generator>LibreOffice/24.2.7.2$Linux_X86_64 LibreOffice_project/420$Build-2</meta:generator>
    <dc:date>2025-02-14T10:47:22.576016658</dc:date>
    <meta:document-statistic meta:table-count="1" meta:cell-count="28" meta:object-count="0"/>
  </office:meta>
</office:document-meta>
</file>